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dimred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lag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model kwg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56_128_64_1;DROP=0.5_05_0.5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MSELoss;ADAMAX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1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5;wd=0.01;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1_01_0.1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2_02_0.2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1_01_0.1_0.0;X_LeRELU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2_02_0.2_0.0;X_LeRELU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MISH_MISH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MISH_MISH_MISH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MISH_MISH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MISH_MISH_MISH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W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MSELoss;AdamW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W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W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L1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L1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L1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L1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0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MSELoss;ADAMAX=0.00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1;wd=0.00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5;wd=0.0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 table:number-rows-repeated="2">
          <table:table-cell table:number-columns-repeated="5"/>
          <table:table-cell table:style-name="ce5"/>
          <table:table-cell/>
        </table:table-row>
        <table:table-row table:style-name="ro1" table:number-rows-repeated="2">
          <table:table-cell table:number-columns-repeated="5"/>
          <table:table-cell table:style-name="ce6"/>
          <table:table-cell/>
        </table:table-row>
        <table:table-row table:style-name="ro2">
          <table:table-cell/>
          <table:table-cell table:style-name="ce3"/>
          <table:table-cell table:number-columns-repeated="3"/>
          <table:table-cell table:style-name="ce5"/>
          <table:table-cell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LeRELU_LeRELU;L1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20_2_1;DROP=0.0_0.0_0.0;X_MISH_MISH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L1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2_02_0.2_0.0;X_LeRELU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5" office:value-type="string" calcext:value-type="string">
            <text:p>SOFTMAX;L=64_64_64_1;DROP=0.5_05_0.5_0.0;X_LeRELU_LeRELU_LeRELU;MSELoss;ADAMAX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5;wd=0.01;;2kEP</text:p>
          </table:table-cell>
          <table:table-cell office:value-type="string" calcext:value-type="string">
            <text:p>No</text:p>
          </table:table-cell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2"/>
          <table:table-cell table:style-name="ce5"/>
          <table:table-cell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ce5"/>
          <table:table-cell table:style-name="ce3"/>
        </table:table-row>
        <calcext:conditional-formats>
          <calcext:conditional-format calcext:target-range-address="Sheet1.F2:Sheet1.F13 Sheet1.F89:Sheet1.F89 Sheet1.F71:Sheet1.F75 Sheet1.F84:Sheet1.F85 Sheet1.F38:Sheet1.F39 Sheet1.F42:Sheet1.F43 Sheet1.F46:Sheet1.F47 Sheet1.F50:Sheet1.F51 Sheet1.F54:Sheet1.F55 Sheet1.F58:Sheet1.F59 Sheet1.F62:Sheet1.F63 Sheet1.F66:Sheet1.F67 Sheet1.F77:Sheet1.F78 Sheet1.F82:Sheet1.F82">
            <calcext:condition calcext:apply-style-name="ConditionalStyle_2" calcext:value="contains-text(&quot;batch&quot;)" calcext:base-cell-address="Sheet1.F2"/>
            <calcext:condition calcext:apply-style-name="ConditionalStyle_1" calcext:value="contains-text(&quot;wd=&quot;)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month number:textual="true"/>
      <number:text>-</number:text>
      <number:year/>
    </number:date-style>
    <number:currency-style style:name="N11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currency-style style:name="N12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0P0"/>
    </number:currency-style>
    <number:date-style style:name="N121">
      <number:month/>
      <number:text>/</number:text>
      <number:day/>
      <number:text>/</number:text>
      <number:year number:style="long"/>
    </number:date-style>
    <number:date-style style:name="N122">
      <number:day/>
      <number:text>-</number:text>
      <number:month number:textual="true"/>
      <number:text>-</number:text>
      <number:year/>
    </number:date-style>
    <number:date-style style:name="N123">
      <number:day/>
      <number:text>-</number:text>
      <number:month number:textual="true"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e2f0d9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08T15:39:25.505000000</meta:creation-date>
    <meta:generator>LibreOffice/7.5.0.3$Windows_X86_64 LibreOffice_project/c21113d003cd3efa8c53188764377a8272d9d6de</meta:generator>
    <dc:date>2023-05-23T16:19:39.827000000</dc:date>
    <meta:editing-duration>P1DT21H8M19S</meta:editing-duration>
    <meta:editing-cycles>208</meta:editing-cycles>
    <meta:document-statistic meta:table-count="1" meta:cell-count="532" meta:object-count="0"/>
  </office:meta>
</office:document-meta>
</file>